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3cd" officeooo:paragraph-rsid="0016a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ma design<text:line-break/>https://www.figma.com/file/aYlLq8VinLrknq7gar0yIw/ReactFacts-(Copy)?type=design&amp;node-id=0-1&amp;mode=design&amp;t=PZRsiBxk1Dgd9KQV-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5:49:20.952924522</meta:creation-date>
    <dc:date>2023-06-28T16:02:00.506322368</dc:date>
    <meta:editing-duration>PT2M25S</meta:editing-duration>
    <meta:editing-cycles>1</meta:editing-cycles>
    <meta:document-statistic meta:table-count="0" meta:image-count="0" meta:object-count="0" meta:page-count="1" meta:paragraph-count="1" meta:word-count="3" meta:character-count="137" meta:non-whitespace-character-count="135"/>
    <meta:generator>LibreOffice/6.4.7.2$Linux_X86_64 LibreOffice_project/40$Build-2</meta:generator>
  </office:meta>
</office:document-meta>
</file>